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7d0" officeooo:paragraph-rsid="001277d0"/>
    </style:style>
    <style:style style:name="P2" style:family="paragraph" style:parent-style-name="Standard">
      <style:text-properties officeooo:paragraph-rsid="00139d90"/>
    </style:style>
    <style:style style:name="P3" style:family="paragraph" style:parent-style-name="Standard">
      <style:text-properties fo:font-weight="normal" officeooo:rsid="00165fb3" officeooo:paragraph-rsid="00165fb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9d90" style:font-weight-asian="bold" style:font-weight-complex="bold"/>
    </style:style>
    <style:style style:name="T3" style:family="text">
      <style:text-properties fo:font-weight="bold" officeooo:rsid="0014bf01" style:font-weight-asian="bold" style:font-weight-complex="bold"/>
    </style:style>
    <style:style style:name="T4" style:family="text">
      <style:text-properties fo:font-weight="bold" officeooo:rsid="001515ce" style:font-weight-asian="bold" style:font-weight-complex="bold"/>
    </style:style>
    <style:style style:name="T5" style:family="text">
      <style:text-properties officeooo:rsid="00139d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ution instruction:</text:p>
      <text:p text:style-name="P1"/>
      <text:p text:style-name="P1">While keeping the codes in the same folder as the images. Run the python codes. The modified images will be stored in the same folder.</text:p>
      <text:p text:style-name="P1"/>
      <text:p text:style-name="P2"><text:span text:style-name="T5">The final solution is stored in the image file named </text:span><text:span text:style-name="T3">Canvas</text:span><text:span text:style-name="T2">.png </text:span><text:span text:style-name="T4">and edCanvas.png</text:span></text:p>
      <text:p text:style-name="P2"><text:span text:style-name="T4"/></text:p>
      <text:p text:style-name="P3">For edCanvas.png just run the code as it is. </text:p>
      <text:p text:style-name="P3"/>
      <text:p text:style-name="P3">For Canvas.png,</text:p>
      <text:p text:style-name="P3"/>
      <text:p text:style-name="P3">Comment lines- 121,122,123, 206</text:p>
      <text:p text:style-name="P3">Uncomment lines- 117,118,119,20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1T12:59:57.966169190</meta:creation-date>
    <dc:date>2024-03-01T17:52:09.023643188</dc:date>
    <meta:editing-duration>PT4M5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7" meta:word-count="58" meta:character-count="359" meta:non-whitespace-character-count="307"/>
  </office:meta>
</office:document-meta>
</file>